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date" office:date-value="2015-01-01" calcext:value-type="date">
            <text:p>01/01/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date" office:date-value="2015-01-02" calcext:value-type="date">
            <text:p>01/02/1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date" office:date-value="2015-01-30" calcext:value-type="date">
            <text:p>01/30/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date" office:date-value="2015-01-31" calcext:value-type="date">
            <text:p>01/31/1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1:36:27.367529673</meta:creation-date>
    <dc:date>2015-10-12T11:40:28.479179183</dc:date>
    <meta:editing-duration>PT4M1S</meta:editing-duration>
    <meta:editing-cycles>1</meta:editing-cycles>
    <meta:document-statistic meta:table-count="1" meta:cell-count="8" meta:object-count="0"/>
    <meta:generator>LibreOffice/4.3.1.2$Linux_x86 LibreOffice_project/958349dc3b25111dbca392fbc281a05559ef6848</meta:generator>
  </office:meta>
</office:document-meta>
</file>